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ui-monospace" svg:font-family="ui-monospace, SFMono-Regular, Menlo, Monaco, Consolas, 'Liberation Mono', 'Courier New', monospace"/>
    <style:font-face style:name="ui-sans-serif" svg:font-family="ui-sans-serif, system-ui, 'Segoe UI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49cm" fo:border="0.002cm solid #000000"/>
      <style:text-properties fo:font-variant="normal" fo:text-transform="none" fo:color="#404040" style:font-name="ui-sans-serif" fo:font-size="12pt" fo:letter-spacing="normal" fo:font-style="normal" fo:font-weight="normal"/>
    </style:style>
    <style:style style:name="P2" style:family="paragraph" style:parent-style-name="Text_20_body" style:list-style-name="L41">
      <style:paragraph-properties fo:margin-left="0cm" fo:margin-right="0cm" fo:margin-top="0cm" fo:margin-bottom="0cm" fo:orphans="2" fo:widows="2" fo:text-indent="0cm" style:auto-text-indent="false" fo:padding="0.049cm" fo:border="0.002cm solid #000000"/>
      <style:text-properties fo:font-variant="normal" fo:text-transform="none" fo:color="#404040" style:font-name="ui-sans-serif" fo:font-size="12pt" fo:letter-spacing="normal" fo:font-style="normal" fo:font-weight="normal"/>
    </style:style>
    <style:style style:name="P3" style:family="paragraph" style:parent-style-name="Text_20_body" style:list-style-name="L53">
      <style:paragraph-properties fo:margin-left="0cm" fo:margin-right="0cm" fo:margin-top="0cm" fo:margin-bottom="0cm" fo:orphans="2" fo:widows="2" fo:text-indent="0cm" style:auto-text-indent="false" fo:padding="0.049cm" fo:border="0.002cm solid #000000"/>
      <style:text-properties fo:font-variant="normal" fo:text-transform="none" fo:color="#404040" style:font-name="ui-sans-serif" fo:font-size="12pt" fo:letter-spacing="normal" fo:font-style="normal" fo:font-weight="normal"/>
    </style:style>
    <style:style style:name="P4" style:family="paragraph" style:parent-style-name="Text_20_body" style:list-style-name="L40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5" style:family="paragraph" style:parent-style-name="Text_20_body" style:list-style-name="L42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6" style:family="paragraph" style:parent-style-name="Text_20_body" style:list-style-name="L43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7" style:family="paragraph" style:parent-style-name="Text_20_body" style:list-style-name="L44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8" style:family="paragraph" style:parent-style-name="Text_20_body" style:list-style-name="L45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9" style:family="paragraph" style:parent-style-name="Text_20_body" style:list-style-name="L46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0" style:family="paragraph" style:parent-style-name="Text_20_body" style:list-style-name="L47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1" style:family="paragraph" style:parent-style-name="Text_20_body" style:list-style-name="L48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2" style:family="paragraph" style:parent-style-name="Text_20_body" style:list-style-name="L49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3" style:family="paragraph" style:parent-style-name="Text_20_body" style:list-style-name="L50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4" style:family="paragraph" style:parent-style-name="Text_20_body" style:list-style-name="L51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5" style:family="paragraph" style:parent-style-name="Text_20_body" style:list-style-name="L52">
      <style:paragraph-properties fo:margin-left="0cm" fo:margin-right="0cm" fo:margin-top="0cm" fo:margin-bottom="0cm" fo:orphans="2" fo:widows="2" fo:text-indent="0cm" style:auto-text-indent="false" fo:padding="0.049cm" fo:border="0.002cm solid #000000"/>
    </style:style>
    <style:style style:name="P16" style:family="paragraph" style:parent-style-name="Heading_20_1">
      <style:text-properties fo:color="#262626" fo:font-weight="bold"/>
    </style:style>
    <style:style style:name="P17" style:family="paragraph" style:parent-style-name="Heading_20_2">
      <style:paragraph-properties fo:margin-left="0cm" fo:margin-right="0cm" fo:line-height="133%" fo:text-indent="0cm" style:auto-text-indent="false" fo:padding="0.049cm" fo:border="0.002cm solid #000000"/>
      <style:text-properties fo:color="#262626" fo:font-weight="bold"/>
    </style:style>
    <style:style style:name="P18" style:family="paragraph" style:parent-style-name="Heading_20_3">
      <style:paragraph-properties fo:margin-left="0cm" fo:margin-right="0cm" fo:margin-top="0cm" fo:margin-bottom="0cm" fo:line-height="160%" fo:text-indent="0cm" style:auto-text-indent="false" fo:padding="0.049cm" fo:border="0.002cm solid #000000"/>
      <style:text-properties fo:color="#262626" fo:font-weight="bold"/>
    </style:style>
    <style:style style:name="P19" style:family="paragraph" style:parent-style-name="Heading_20_3">
      <style:paragraph-properties fo:margin-left="0cm" fo:margin-right="0cm" fo:line-height="160%" fo:text-indent="0cm" style:auto-text-indent="false" fo:padding="0.049cm" fo:border="0.002cm solid #000000"/>
      <style:text-properties fo:color="#262626" fo:font-weight="bold"/>
    </style:style>
    <style:style style:name="P20" style:family="paragraph" style:parent-style-name="Heading_20_4">
      <style:paragraph-properties fo:margin-left="0cm" fo:margin-right="0cm" fo:margin-top="0cm" fo:margin-bottom="0cm" fo:line-height="150%" fo:text-indent="0cm" style:auto-text-indent="false" fo:padding="0.049cm" fo:border="0.002cm solid #000000"/>
      <style:text-properties fo:color="#262626" fo:font-size="12pt" fo:font-weight="bold"/>
    </style:style>
    <style:style style:name="P21" style:family="paragraph" style:parent-style-name="Heading_20_4">
      <style:paragraph-properties fo:margin-left="0cm" fo:margin-right="0cm" fo:line-height="150%" fo:text-indent="0cm" style:auto-text-indent="false" fo:padding="0.049cm" fo:border="0.002cm solid #000000"/>
      <style:text-properties fo:color="#262626" fo:font-size="12pt" fo:font-weight="bold"/>
    </style:style>
    <style:style style:name="T1" style:family="text">
      <style:text-properties fo:font-variant="normal" fo:text-transform="none" fo:color="#171717" style:font-name="ui-sans-serif" fo:font-size="12pt" fo:letter-spacing="normal" fo:font-style="normal" fo:font-weight="bold"/>
    </style:style>
    <style:style style:name="T2" style:family="text">
      <style:text-properties fo:font-variant="normal" fo:text-transform="none" fo:color="#404040" style:font-name="ui-sans-serif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ystem Requirements Specification (SRS)</text:h>
      <text:h text:style-name="P17" text:outline-level="2">1. Introduction</text:h>
      <text:h text:style-name="P18" text:outline-level="3">1.1 Purpose</text:h>
      <text:p text:style-name="P1">This document outlines the system requirements for a card game application built using Python with Django framework, integrated with a WordPress website hosted on Websavers using MariaDB database. The application will enable users to play a strategic card game based on the Visconti-Sforza playing card deck.</text:p>
      <text:h text:style-name="P19" text:outline-level="3">1.2 Scope</text:h>
      <text:p text:style-name="P1">The system will provide a complete card game experience including user authentication, game logic implementation, database management, and front-end presentation with animated card displays. The game will support both human and bot players in multiplayer scenarios.</text:p>
      <text:h text:style-name="P19" text:outline-level="3">1.3 Definitions, Acronyms, and Abbreviations</text:h>
      <text:list xml:id="list3103558084236473399" text:style-name="L40">
        <text:list-item>
          <text:p text:style-name="P4"><text:span text:style-name="Strong_20_Emphasis"><text:span text:style-name="T1">SRS</text:span></text:span><text:span text:style-name="T2">: System Requirements Specification</text:span></text:p>
        </text:list-item>
        <text:list-item>
          <text:p text:style-name="P4"><text:span text:style-name="Strong_20_Emphasis"><text:span text:style-name="T1">Django</text:span></text:span><text:span text:style-name="T2">: Web framework for Python</text:span></text:p>
        </text:list-item>
        <text:list-item>
          <text:p text:style-name="P4"><text:span text:style-name="Strong_20_Emphasis"><text:span text:style-name="T1">MariaDB</text:span></text:span><text:span text:style-name="T2">: Open-source relational database management system</text:span></text:p>
        </text:list-item>
        <text:list-item>
          <text:p text:style-name="P4"><text:span text:style-name="Strong_20_Emphasis"><text:span text:style-name="T1">WordPress</text:span></text:span><text:span text:style-name="T2">: Content management system</text:span></text:p>
        </text:list-item>
        <text:list-item>
          <text:p text:style-name="P4"><text:span text:style-name="Strong_20_Emphasis"><text:span text:style-name="T1">Plesk</text:span></text:span><text:span text:style-name="T2">: Web hosting control panel</text:span></text:p>
        </text:list-item>
        <text:list-item>
          <text:p text:style-name="P4"><text:span text:style-name="Strong_20_Emphasis"><text:span text:style-name="T1">Visconti-Sforza</text:span></text:span><text:span text:style-name="T2">: Historical playing card deck from 1500s</text:span></text:p>
        </text:list-item>
        <text:list-item>
          <text:p text:style-name="P4"><text:span text:style-name="Strong_20_Emphasis"><text:span text:style-name="T1">Trick</text:span></text:span><text:span text:style-name="T2">: A round in the card game where players compete for cards</text:span></text:p>
        </text:list-item>
      </text:list>
      <text:h text:style-name="P17" text:outline-level="2">2. Overall Description</text:h>
      <text:h text:style-name="P18" text:outline-level="3">2.1 Product Perspective</text:h>
      <text:p text:style-name="P1">The card game application will be integrated into an existing WordPress website through a Django backend. The system will interface with the existing WordPress database while maintaining separate tables for game-specific data.</text:p>
      <text:h text:style-name="P19" text:outline-level="3">2.2 Product Functions</text:h>
      <text:list xml:id="list3268961590903907026" text:style-name="L41">
        <text:list-item>
          <text:p text:style-name="P2">User authentication and authorization</text:p>
        </text:list-item>
        <text:list-item>
          <text:p text:style-name="P2">Game session management</text:p>
        </text:list-item>
        <text:list-item>
          <text:p text:style-name="P2">Card deck creation and distribution</text:p>
        </text:list-item>
        <text:list-item>
          <text:p text:style-name="P2">Trick-based gameplay mechanics</text:p>
        </text:list-item>
        <text:list-item>
          <text:p text:style-name="P2"><text:soft-page-break/>Score tracking and management</text:p>
        </text:list-item>
        <text:list-item>
          <text:p text:style-name="P2">Prize distribution system</text:p>
        </text:list-item>
        <text:list-item>
          <text:p text:style-name="P2">Database synchronization</text:p>
        </text:list-item>
      </text:list>
      <text:h text:style-name="P19" text:outline-level="3">2.3 User Classes and Characteristics</text:h>
      <text:list xml:id="list7676302577788634975" text:style-name="L42">
        <text:list-item>
          <text:p text:style-name="P5"><text:span text:style-name="Strong_20_Emphasis"><text:span text:style-name="T1">Registered Users</text:span></text:span><text:span text:style-name="T2">: WordPress users who can access the game portal</text:span></text:p>
        </text:list-item>
        <text:list-item>
          <text:p text:style-name="P5"><text:span text:style-name="Strong_20_Emphasis"><text:span text:style-name="T1">Game Players</text:span></text:span><text:span text:style-name="T2">: Users actively participating in card games</text:span></text:p>
        </text:list-item>
        <text:list-item>
          <text:p text:style-name="P5"><text:span text:style-name="Strong_20_Emphasis"><text:span text:style-name="T1">System Administrators</text:span></text:span><text:span text:style-name="T2">: Users managing game data and configurations</text:span></text:p>
        </text:list-item>
      </text:list>
      <text:h text:style-name="P19" text:outline-level="3">2.4 Operating Environment</text:h>
      <text:list xml:id="list3031234257011743531" text:style-name="L43">
        <text:list-item>
          <text:p text:style-name="P6"><text:span text:style-name="Strong_20_Emphasis"><text:span text:style-name="T1">Front-end</text:span></text:span><text:span text:style-name="T2">: WordPress website with PHP, inline JavaScript, and CSS</text:span></text:p>
        </text:list-item>
        <text:list-item>
          <text:p text:style-name="P6"><text:span text:style-name="Strong_20_Emphasis"><text:span text:style-name="T1">Back-end</text:span></text:span><text:span text:style-name="T2">: Python Django framework</text:span></text:p>
        </text:list-item>
        <text:list-item>
          <text:p text:style-name="P6"><text:span text:style-name="Strong_20_Emphasis"><text:span text:style-name="T1">Database</text:span></text:span><text:span text:style-name="T2">: MariaDB (plesk managed)</text:span></text:p>
        </text:list-item>
        <text:list-item>
          <text:p text:style-name="P6"><text:span text:style-name="Strong_20_Emphasis"><text:span text:style-name="T1">Hosting</text:span></text:span><text:span text:style-name="T2">: Websavers with Plesk control panel</text:span></text:p>
        </text:list-item>
        <text:list-item>
          <text:p text:style-name="P6"><text:span text:style-name="Strong_20_Emphasis"><text:span text:style-name="T1">Card Assets</text:span></text:span><text:span text:style-name="T2">: PNG images for 78 cards with animation effects</text:span></text:p>
        </text:list-item>
      </text:list>
      <text:h text:style-name="P17" text:outline-level="2">3. Specific Requirements</text:h>
      <text:h text:style-name="P18" text:outline-level="3">3.1 Functional Requirements</text:h>
      <text:h text:style-name="P20" text:outline-level="4">3.1.1 User Management</text:h>
      <text:list xml:id="list1315925780368984878" text:style-name="L44">
        <text:list-item>
          <text:p text:style-name="P7"><text:span text:style-name="Strong_20_Emphasis"><text:span text:style-name="T1">FR-1.1</text:span></text:span><text:span text:style-name="T2">: Users must authenticate through WordPress login system</text:span></text:p>
        </text:list-item>
        <text:list-item>
          <text:p text:style-name="P7"><text:span text:style-name="Strong_20_Emphasis"><text:span text:style-name="T1">FR-1.2</text:span></text:span><text:span text:style-name="T2">: Only authenticated users can access game portal</text:span></text:p>
        </text:list-item>
        <text:list-item>
          <text:p text:style-name="P7"><text:span text:style-name="Strong_20_Emphasis"><text:span text:style-name="T1">FR-1.3</text:span></text:span><text:span text:style-name="T2">: User session management for game continuity</text:span></text:p>
        </text:list-item>
      </text:list>
      <text:h text:style-name="P21" text:outline-level="4">3.1.2 Game Logic</text:h>
      <text:list xml:id="list1694403298063761319" text:style-name="L45">
        <text:list-item>
          <text:p text:style-name="P8"><text:span text:style-name="Strong_20_Emphasis"><text:span text:style-name="T1">FR-2.1</text:span></text:span><text:span text:style-name="T2">: Create and manage Visconti-Sforza deck of 78 cards</text:span></text:p>
        </text:list-item>
        <text:list-item>
          <text:p text:style-name="P8"><text:span text:style-name="Strong_20_Emphasis"><text:span text:style-name="T1">FR-2.2</text:span></text:span><text:span text:style-name="T2">: Support for human players and AI bots</text:span></text:p>
        </text:list-item>
        <text:list-item>
          <text:p text:style-name="P8"><text:span text:style-name="Strong_20_Emphasis"><text:span text:style-name="T1">FR-2.3</text:span></text:span><text:span text:style-name="T2">: Trick-based gameplay where players compete for cards</text:span></text:p>
        </text:list-item>
        <text:list-item>
          <text:p text:style-name="P8"><text:span text:style-name="Strong_20_Emphasis"><text:span text:style-name="T1">FR-2.4</text:span></text:span><text:span text:style-name="T2">: Card battle system with highest value winning the trick</text:span></text:p>
        </text:list-item>
        <text:list-item>
          <text:p text:style-name="P8"><text:span text:style-name="Strong_20_Emphasis"><text:span text:style-name="T1">FR-2.5</text:span></text:span><text:span text:style-name="T2">: Trick pile collection and storage in player's won_tricks_pile</text:span></text:p>
        </text:list-item>
        <text:list-item>
          <text:p text:style-name="P8"><text:span text:style-name="Strong_20_Emphasis"><text:span text:style-name="T1">FR-2.6</text:span></text:span><text:span text:style-name="T2">: Game end processing with score calculation</text:span></text:p>
        </text:list-item>
      </text:list>
      <text:h text:style-name="P21" text:outline-level="4">3.1.3 Database Management</text:h>
      <text:list xml:id="list7972049197810150407" text:style-name="L46">
        <text:list-item>
          <text:p text:style-name="P9"><text:span text:style-name="Strong_20_Emphasis"><text:span text:style-name="T1">FR-3.1</text:span></text:span><text:span text:style-name="T2">: Database connection to existing "rkgsunll_buddywilde_db"</text:span></text:p>
        </text:list-item>
        <text:list-item>
          <text:p text:style-name="P9"><text:span text:style-name="Strong_20_Emphasis"><text:span text:style-name="T1">FR-3.2</text:span></text:span><text:span text:style-name="T2">: User information table "users" integration</text:span></text:p>
        </text:list-item>
        <text:list-item>
          <text:p text:style-name="P9"><text:span text:style-name="Strong_20_Emphasis"><text:span text:style-name="T1">FR-3.3</text:span></text:span><text:span text:style-name="T2">: Dedicated tables for game data (minimum 2-3 tables)</text:span></text:p>
        </text:list-item>
        <text:list-item>
          <text:p text:style-name="P9"><text:span text:style-name="Strong_20_Emphasis"><text:span text:style-name="T1">FR-3.4</text:span></text:span><text:span text:style-name="T2">: Points tracking and cumulative score management</text:span></text:p>
        </text:list-item>
        <text:list-item>
          <text:p text:style-name="P9"><text:span text:style-name="Strong_20_Emphasis"><text:span text:style-name="T1">FR-3.5</text:span></text:span><text:span text:style-name="T2">: Prize distribution system with instant win cards</text:span></text:p>
        </text:list-item>
      </text:list>
      <text:h text:style-name="P21" text:outline-level="4"><text:soft-page-break/>3.1.4 Front-end Presentation</text:h>
      <text:list xml:id="list1482759083663603962" text:style-name="L47">
        <text:list-item>
          <text:p text:style-name="P10"><text:span text:style-name="Strong_20_Emphasis"><text:span text:style-name="T1">FR-4.1</text:span></text:span><text:span text:style-name="T2">: Card animation with flip effect revealing corners</text:span></text:p>
        </text:list-item>
        <text:list-item>
          <text:p text:style-name="P10"><text:span text:style-name="Strong_20_Emphasis"><text:span text:style-name="T1">FR-4.2</text:span></text:span><text:span text:style-name="T2">: 3D-like card flipping animation</text:span></text:p>
        </text:list-item>
        <text:list-item>
          <text:p text:style-name="P10"><text:span text:style-name="Strong_20_Emphasis"><text:span text:style-name="T1">FR-4.3</text:span></text:span><text:span text:style-name="T2">: Visual display of game state and player hands</text:span></text:p>
        </text:list-item>
        <text:list-item>
          <text:p text:style-name="P10"><text:span text:style-name="Strong_20_Emphasis"><text:span text:style-name="T1">FR-4.4</text:span></text:span><text:span text:style-name="T2">: Integration with existing WordPress CSS and JavaScript</text:span></text:p>
        </text:list-item>
      </text:list>
      <text:h text:style-name="P19" text:outline-level="3">3.2 Non-functional Requirements</text:h>
      <text:h text:style-name="P20" text:outline-level="4">3.2.1 Performance Requirements</text:h>
      <text:list xml:id="list4121865134766375505" text:style-name="L48">
        <text:list-item>
          <text:p text:style-name="P11"><text:span text:style-name="Strong_20_Emphasis"><text:span text:style-name="T1">NFR-1.1</text:span></text:span><text:span text:style-name="T2">: Responsive game interface</text:span></text:p>
        </text:list-item>
        <text:list-item>
          <text:p text:style-name="P11"><text:span text:style-name="Strong_20_Emphasis"><text:span text:style-name="T1">NFR-1.2</text:span></text:span><text:span text:style-name="T2">: Efficient database queries for real-time game updates</text:span></text:p>
        </text:list-item>
        <text:list-item>
          <text:p text:style-name="P11"><text:span text:style-name="Strong_20_Emphasis"><text:span text:style-name="T1">NFR-1.3</text:span></text:span><text:span text:style-name="T2">: Smooth card animation performance</text:span></text:p>
        </text:list-item>
      </text:list>
      <text:h text:style-name="P21" text:outline-level="4">3.2.2 Security Requirements</text:h>
      <text:list xml:id="list1953711965315330123" text:style-name="L49">
        <text:list-item>
          <text:p text:style-name="P12"><text:span text:style-name="Strong_20_Emphasis"><text:span text:style-name="T1">NFR-2.1</text:span></text:span><text:span text:style-name="T2">: Secure user authentication</text:span></text:p>
        </text:list-item>
        <text:list-item>
          <text:p text:style-name="P12"><text:span text:style-name="Strong_20_Emphasis"><text:span text:style-name="T1">NFR-2.2</text:span></text:span><text:span text:style-name="T2">: Data integrity protection</text:span></text:p>
        </text:list-item>
        <text:list-item>
          <text:p text:style-name="P12"><text:span text:style-name="Strong_20_Emphasis"><text:span text:style-name="T1">NFR-2.3</text:span></text:span><text:span text:style-name="T2">: Session management security</text:span></text:p>
        </text:list-item>
      </text:list>
      <text:h text:style-name="P21" text:outline-level="4">3.2.3 Reliability Requirements</text:h>
      <text:list xml:id="list5123801937180787239" text:style-name="L50">
        <text:list-item>
          <text:p text:style-name="P13"><text:span text:style-name="Strong_20_Emphasis"><text:span text:style-name="T1">NFR-3.1</text:span></text:span><text:span text:style-name="T2">: System uptime for game availability</text:span></text:p>
        </text:list-item>
        <text:list-item>
          <text:p text:style-name="P13"><text:span text:style-name="Strong_20_Emphasis"><text:span text:style-name="T1">NFR-3.2</text:span></text:span><text:span text:style-name="T2">: Data backup and recovery mechanisms</text:span></text:p>
        </text:list-item>
        <text:list-item>
          <text:p text:style-name="P13"><text:span text:style-name="Strong_20_Emphasis"><text:span text:style-name="T1">NFR-3.3</text:span></text:span><text:span text:style-name="T2">: Error handling and graceful degradation</text:span></text:p>
        </text:list-item>
      </text:list>
      <text:h text:style-name="P21" text:outline-level="4">3.2.4 Compatibility Requirements</text:h>
      <text:list xml:id="list1045241369791797312" text:style-name="L51">
        <text:list-item>
          <text:p text:style-name="P14"><text:span text:style-name="Strong_20_Emphasis"><text:span text:style-name="T1">NFR-4.1</text:span></text:span><text:span text:style-name="T2">: Browser compatibility with existing WordPress setup</text:span></text:p>
        </text:list-item>
        <text:list-item>
          <text:p text:style-name="P14"><text:span text:style-name="Strong_20_Emphasis"><text:span text:style-name="T1">NFR-4.2</text:span></text:span><text:span text:style-name="T2">: Database compatibility with MariaDB 10.x</text:span></text:p>
        </text:list-item>
        <text:list-item>
          <text:p text:style-name="P14"><text:span text:style-name="Strong_20_Emphasis"><text:span text:style-name="T1">NFR-4.3</text:span></text:span><text:span text:style-name="T2">: Integration with Plesk control panel</text:span></text:p>
        </text:list-item>
      </text:list>
      <text:h text:style-name="P17" text:outline-level="2">4. System Architecture</text:h>
      <text:h text:style-name="P18" text:outline-level="3">4.1 Software Architecture</text:h>
      <text:list xml:id="list1710273861317983394" text:style-name="L52">
        <text:list-item>
          <text:p text:style-name="P15"><text:span text:style-name="Strong_20_Emphasis"><text:span text:style-name="T1">Front-end</text:span></text:span><text:span text:style-name="T2">: WordPress with embedded Python Django application</text:span></text:p>
        </text:list-item>
        <text:list-item>
          <text:p text:style-name="P15"><text:span text:style-name="Strong_20_Emphasis"><text:span text:style-name="T1">Back-end</text:span></text:span><text:span text:style-name="T2">: Python Django framework with MariaDB database</text:span></text:p>
        </text:list-item>
        <text:list-item>
          <text:p text:style-name="P15"><text:span text:style-name="Strong_20_Emphasis"><text:span text:style-name="T1">Database Layer</text:span></text:span><text:span text:style-name="T2">: MariaDB with existing WordPress users table and new game tables</text:span></text:p>
        </text:list-item>
        <text:list-item>
          <text:p text:style-name="P15"><text:span text:style-name="Strong_20_Emphasis"><text:span text:style-name="T1">API Layer</text:span></text:span><text:span text:style-name="T2">: RESTful interfaces for communication between components</text:span></text:p>
        </text:list-item>
      </text:list>
      <text:h text:style-name="P19" text:outline-level="3">4.2 Data Flow</text:h>
      <text:list xml:id="list3068415031866775366" text:style-name="L53">
        <text:list-item>
          <text:p text:style-name="P3">User authentication through WordPress</text:p>
        </text:list-item>
        <text:list-item>
          <text:p text:style-name="P3">Game portal access via authenticated session</text:p>
        </text:list-item>
        <text:list-item>
          <text:p text:style-name="P3"><text:soft-page-break/>Django application processes game logic</text:p>
        </text:list-item>
        <text:list-item>
          <text:p text:style-name="P3">Database interactions for state management</text:p>
        </text:list-item>
        <text:list-item>
          <text:p text:style-name="P3">Front-end presentation with card animation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ui-monospace" svg:font-family="ui-monospace, SFMono-Regular, Menlo, Monaco, Consolas, 'Liberation Mono', 'Courier New', monospace"/>
    <style:font-face style:name="ui-sans-serif" svg:font-family="ui-sans-serif, system-ui, 'Segoe UI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8T10:45:22.03</meta:creation-date>
    <meta:document-statistic meta:table-count="0" meta:image-count="0" meta:object-count="0" meta:page-count="4" meta:paragraph-count="88" meta:word-count="640" meta:character-count="4404"/>
    <dc:date>2025-10-28T10:48:57.74</dc:date>
    <meta:editing-duration>PT3M36S</meta:editing-duration>
    <meta:editing-cycles>1</meta:editing-cycles>
    <meta:generator>OpenOffice/4.1.15$Win32 OpenOffice.org_project/4115m2$Build-9813</meta:generator>
  </office:meta>
</office:document-meta>
</file>